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d13" officeooo:paragraph-rsid="00007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4 :</text:p>
      <text:p text:style-name="P1">Peu de changements aujourd’hui, beaucoup de temps sur opquast !</text:p>
      <text:p text:style-name="P1">J’ai résolu un petit problème mais grosse prise de tête sur DELETE , qui ne marche pa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2:00:21.520930576</meta:creation-date>
    <dc:date>2019-10-15T22:01:23.796499919</dc:date>
    <meta:editing-duration>PT1M3S</meta:editing-duration>
    <meta:editing-cycles>1</meta:editing-cycles>
    <meta:document-statistic meta:table-count="0" meta:image-count="0" meta:object-count="0" meta:page-count="1" meta:paragraph-count="3" meta:word-count="30" meta:character-count="160" meta:non-whitespace-character-count="133"/>
    <meta:generator>LibreOffice/6.0.7.3$Linux_X86_64 LibreOffice_project/00m0$Build-3</meta:generator>
  </office:meta>
</office:document-meta>
</file>